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1.75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0cm" fo:page-height="1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6:07:40.076832894</meta:creation-date>
    <dc:date>2022-10-24T16:09:02.027780562</dc:date>
    <meta:editing-duration>PT1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